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58b8c" officeooo:paragraph-rsid="00058b8c"/>
    </style:style>
    <style:style style:name="P2" style:family="paragraph" style:parent-style-name="Preformatted_20_Text">
      <style:text-properties officeooo:rsid="0007fbed" officeooo:paragraph-rsid="0007fbed"/>
    </style:style>
    <style:style style:name="P3" style:family="paragraph" style:parent-style-name="Text_20_body" style:list-style-name="L1"/>
    <style:style style:name="P4" style:family="paragraph" style:parent-style-name="Text_20_body" style:list-style-name="L1">
      <style:paragraph-properties fo:margin-top="0in" fo:margin-bottom="0in" loext:contextual-spacing="false"/>
    </style:style>
    <style:style style:name="T1" style:family="text">
      <style:text-properties officeooo:rsid="0008a77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cakeFactoryAddress: 0x72838b98b982DB67CF73F24E8554B3E506649Ba4</text:p>
      <text:p text:style-name="P1">PancakeRouter: 0xa7E1af76be5dFDd336e9be174A99a9a24b4eFA8D</text:p>
      <text:p text:style-name="Preformatted_20_Text"/>
      <text:p text:style-name="Preformatted_20_Text"/>
      <text:p text:style-name="Preformatted_20_Text"/>
      <text:p text:style-name="Preformatted_20_Text"/>
      <text:p text:style-name="Preformatted_20_Text"/>
      <text:p text:style-name="P2">Files to change address</text:p>
      <text:p text:style-name="Preformatted_20_Text">node_modules/@pancakeswap-libs/sdk/dist/sdk.cjs.development.js</text:p>
      <text:p text:style-name="Preformatted_20_Text">node_modules/@pancakeswap-libs/sdk/dist/constants.d.ts<text:line-break/><text:line-break/><text:span text:style-name="T1">WethAddress: </text:span>0x8E9C69de0f5c6Aa317e9cE37D72Fe1d485B72345</text:p>
      <text:p text:style-name="Preformatted_20_Text"/>
      <text:p text:style-name="Preformatted_20_Text"/>
      <text:p text:style-name="Text_20_body">Hi, since the pancakeswap router upgraded to V2, below is summary what I did to clone it on testnet:</text:p>
      <text:list xml:id="list89182147" text:style-name="L1">
        <text:list-item>
          <text:p text:style-name="P4">Deploy PancakeFactoryV2.sol contract, update feeTo and feeToSetter address </text:p>
        </text:list-item>
        <text:list-item>
          <text:p text:style-name="P4">Copy created INIT_CODE_PAIR_HASH and update to "library PancakeLibrary" of PancakeRouterV2.sol </text:p>
        </text:list-item>
        <text:list-item>
          <text:p text:style-name="P4">Deploy PancakeRouterV2 contract with new Factory address and WETH address (0xae13d989dac2f0debff460ac112a837c89baa7cd) </text:p>
        </text:list-item>
        <text:list-item>
          <text:p text:style-name="P4">Clone pancakeswap-libs/sdk and replace WETH, INIT_CODE_HASH to new address </text:p>
        </text:list-item>
        <text:list-item>
          <text:p text:style-name="P4">Clone pancake-swap-interface and replace router, factory address </text:p>
        </text:list-item>
        <text:list-item>
          <text:p text:style-name="P3">That's it. I checked the PancakeRouterV2 contract and see that they just update the function code, there is no any new function, so we don't need to update the ABI. The old ABI still working as normal. </text:p>
        </text:list-item>
      </text:lis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1T00:45:24.466071800</dc:date>
    <meta:editing-duration>PT1M35S</meta:editing-duration>
    <meta:editing-cycles>4</meta:editing-cycles>
    <meta:generator>LibreOffice/6.4.7.2$Linux_X86_64 LibreOffice_project/40$Build-2</meta:generator>
    <meta:document-statistic meta:table-count="0" meta:image-count="0" meta:object-count="0" meta:page-count="1" meta:paragraph-count="12" meta:word-count="119" meta:character-count="1061" meta:non-whitespace-character-count="953"/>
  </office:meta>
</office:document-meta>
</file>